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DejaVu Sans" svg:font-family="'DejaVu Sans'" style:font-family-generic="system" style:font-pitch="variable"/>
    <style:font-face style:name="Times New Roman" svg:font-family="'Times New Roman'"/>
  </office:font-face-decls>
  <office:automatic-styles>
    <style:style style:name="P1" style:family="paragraph" style:parent-style-name="Standard">
      <style:paragraph-properties fo:margin-top="0in" fo:margin-bottom="0.139in" style:contextual-spacing="false" fo:line-height="115%" fo:text-align="start" style:justify-single-word="false"/>
    </style:style>
    <style:style style:name="P2" style:family="paragraph" style:parent-style-name="Standard">
      <style:paragraph-properties fo:margin-top="0in" fo:margin-bottom="0.139in" style:contextual-spacing="false" fo:line-height="115%" fo:text-align="center" style:justify-single-word="false"/>
      <style:text-properties style:use-window-font-color="true" loext:opacity="0%" style:font-name="Times New Roman" fo:font-size="16pt" fo:font-weight="bold" fo:background-color="transparent" style:font-name-asian="Times New Roman" style:font-name-complex="Times New Roman"/>
    </style:style>
    <style:style style:name="P3" style:family="paragraph" style:parent-style-name="Standard">
      <style:paragraph-properties fo:margin-top="0in" fo:margin-bottom="0.139in" style:contextual-spacing="false" fo:line-height="115%" fo:text-align="start" style:justify-single-word="false"/>
      <style:text-properties style:use-window-font-color="true" loext:opacity="0%" style:font-name="Times New Roman" fo:font-size="12pt" fo:font-weight="bold" fo:background-color="transparent" style:font-name-asian="Times New Roman" style:font-name-complex="Times New Roman"/>
    </style:style>
    <style:style style:name="P4" style:family="paragraph" style:parent-style-name="Standard">
      <style:paragraph-properties fo:margin-top="0in" fo:margin-bottom="0.139in" style:contextual-spacing="false" fo:line-height="115%" fo:text-align="start" style:justify-single-word="false"/>
      <style:text-properties style:use-window-font-color="true" loext:opacity="0%" style:font-name="Times New Roman" fo:font-size="12pt" fo:font-weight="normal" fo:background-color="transparent" style:font-name-asian="Times New Roman" style:font-name-complex="Times New Roman"/>
    </style:style>
    <style:style style:name="P5" style:family="paragraph" style:parent-style-name="Standard">
      <style:paragraph-properties fo:margin-top="0in" fo:margin-bottom="0.139in" style:contextual-spacing="false" fo:line-height="115%" fo:text-align="start" style:justify-single-word="false"/>
      <style:text-properties style:use-window-font-color="true" loext:opacity="0%" style:font-name="Times New Roman" fo:font-size="12pt" fo:font-weight="normal" officeooo:rsid="001dd8d5" officeooo:paragraph-rsid="001dd8d5" fo:background-color="transparent" style:font-name-asian="Times New Roman" style:font-name-complex="Times New Roman"/>
    </style:style>
    <style:style style:name="P6" style:family="paragraph" style:parent-style-name="Standard">
      <style:paragraph-properties fo:margin-top="0in" fo:margin-bottom="0.139in" style:contextual-spacing="false" fo:line-height="115%" fo:text-align="center" style:justify-single-word="false"/>
      <style:text-properties style:use-window-font-color="true" loext:opacity="0%" style:font-name="Times New Roman" fo:font-size="14pt" fo:font-weight="bold" fo:background-color="transparent" style:font-name-asian="Times New Roman" style:font-name-complex="Times New Roman"/>
    </style:style>
    <style:style style:name="P7" style:family="paragraph" style:parent-style-name="Standard">
      <style:paragraph-properties fo:margin-top="0in" fo:margin-bottom="0.139in" style:contextual-spacing="false" fo:line-height="115%" fo:text-align="center" style:justify-single-word="false"/>
      <style:text-properties style:use-window-font-color="true" loext:opacity="0%" style:font-name="Times New Roman" fo:font-size="14pt" fo:font-weight="bold" officeooo:rsid="001fc961" officeooo:paragraph-rsid="001fc961" fo:background-color="transparent" style:font-name-asian="Times New Roman" style:font-name-complex="Times New Roman"/>
    </style:style>
    <style:style style:name="P8" style:family="paragraph" style:parent-style-name="Standard">
      <style:paragraph-properties fo:margin-top="0in" fo:margin-bottom="0.139in" style:contextual-spacing="false" fo:line-height="115%" fo:text-align="start" style:justify-single-word="false"/>
      <style:text-properties style:use-window-font-color="true" loext:opacity="0%" style:font-name="Times New Roman" fo:font-size="12pt" fo:font-weight="normal" officeooo:rsid="001fc961" officeooo:paragraph-rsid="001fc961" fo:background-color="transparent" style:font-name-asian="Times New Roman" style:font-size-asian="10.5pt" style:font-weight-asian="normal" style:font-name-complex="Times New Roman" style:font-size-complex="12pt" style:font-weight-complex="normal"/>
    </style:style>
    <style:style style:name="T1" style:family="text">
      <style:text-properties style:use-window-font-color="true" loext:opacity="0%" style:font-name="Times New Roman" fo:font-size="12pt" fo:font-weight="bold" fo:background-color="transparent" loext:char-shading-value="0" style:font-name-asian="Times New Roman" style:font-name-complex="Times New Roman"/>
    </style:style>
    <style:style style:name="T2" style:family="text">
      <style:text-properties style:use-window-font-color="true" loext:opacity="0%" style:font-name="Times New Roman" fo:font-size="12pt" fo:font-weight="normal" fo:background-color="transparent" loext:char-shading-value="0" style:font-name-asian="Times New Roman" style:font-name-complex="Times New Roman"/>
    </style:style>
    <style:style style:name="T3" style:family="text">
      <style:text-properties officeooo:rsid="001ef9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ngineering Notes: Reticulum GUI</text:p>
      <text:p text:style-name="P3">Overview</text:p>
      <text:p text:style-name="P4">The Reticulum GUI is a PyQt6-based application designed to interface with Reticulum and NomadNet. It provides a graphical interface for users to configure and manage their Reticulum setup, including frequency settings, spreading factors, coding rates, bandwidth, and transmit power. The application also includes features to save, load, and delete profiles.</text:p>
      <text:p text:style-name="P6">Project Structure</text:p>
      <text:p text:style-name="P3">Main Files:</text:p>
      <text:p text:style-name="P4">ret_gui.ui: The Qt Designer UI file.</text:p>
      <text:p text:style-name="P4">ret_gui.py: The main Python file generated from ret_gui.ui using pyuic5.</text:p>
      <text:p text:style-name="P4">config_profile.py: Contains the Profile class used for managing profile data.</text:p>
      <text:p text:style-name="P4">Directories:</text:p>
      <text:p text:style-name="P4">../: Parent directory containing necessary resources like reticulum_logo_512.png, output.txt, profiles.txt, and instructions.txt.</text:p>
      <text:p text:style-name="P7">Recreation</text:p>
      <text:p text:style-name="P8">This GUI was written in Python3 in VSCode. The initial script was generated using the command “pyuic5 -x ret_gui.ui -o src/ret_gui.py” then mapped out programmatically. The script was built using PyQt5 then later refactored to be updated with PyQt6. Both branches can be found in the repository.</text:p>
      <text:p text:style-name="P6">Key Components</text:p>
      <text:p text:style-name="P3">Widgets and Layouts</text:p>
      <text:p text:style-name="P1"><text:span text:style-name="T1">Central Widget (self.centralwidget): </text:span><text:span text:style-name="T2">Contains all the primary interactive elements like combo boxes, labels, buttons, and text edits.</text:span></text:p>
      <text:p text:style-name="P3">Combo Boxes:</text:p>
      <text:p text:style-name="P4">freqCombo: For selecting frequency.</text:p>
      <text:p text:style-name="P4">spreadCombo: For selecting spreading factor.</text:p>
      <text:p text:style-name="P4">codingCombo: For selecting coding rate.</text:p>
      <text:p text:style-name="P3">Text Edits:</text:p>
      <text:p text:style-name="P4">outputText: Displays output and instructions.</text:p>
      <text:p text:style-name="P4"><text:soft-page-break/>descriptionText: Displays installation logs and status messages.</text:p>
      <text:p text:style-name="P3">Buttons:</text:p>
      <text:p text:style-name="P4">uploadButton: Runs nomadnet.</text:p>
      <text:p text:style-name="P4">meshchat_button: Runs MeshChat.</text:p>
      <text:p text:style-name="P4">jump_button: Runs the Reticulum daemon (rnsd).</text:p>
      <text:p text:style-name="P4">saveButton: Saves the current profile.</text:p>
      <text:p text:style-name="P4">loadButton: Deletes a profile.</text:p>
      <text:p text:style-name="P4">pushButton: Flashes ports and installs configurations.</text:p>
      <text:p text:style-name="P3">Check Box:</text:p>
      <text:p text:style-name="P4">jumpCheck: Enables or disables transport mode.</text:p>
      <text:p text:style-name="P3">Functionality</text:p>
      <text:p text:style-name="P4">Setup UI (setupUi): Initializes the UI components and sets up the layout and connections.</text:p>
      <text:p text:style-name="P4">Retranslate UI (retranslateUi): Sets the text for UI elements based on the current language settings.</text:p>
      <text:p text:style-name="P4">Run Commands: Functions to run external commands like nomadnet, meshchat, and rnsd.</text:p>
      <text:p text:style-name="P3">Profile Management:</text:p>
      <text:p text:style-name="P4">Load Profiles (load_profiles): Loads profiles from profiles.txt.</text:p>
      <text:p text:style-name="P4">Save Profile (save_profile): Saves the current profile configuration to profiles.txt.</text:p>
      <text:p text:style-name="P4">Fill Profile (fill_profile): Fills the UI with the selected profile's data.</text:p>
      <text:p text:style-name="P4">Delete Profile (delete_profile): Deletes the selected profile from the list and updates profiles.txt.</text:p>
      <text:p text:style-name="P4">Flash Ports (flash_ports): Lists available serial ports and auto-installs configurations using rnodeconf --autoinstall.</text:p>
      <text:p text:style-name="P3">Configuration</text:p>
      <text:p text:style-name="P4">Configuration File (config): Written to .reticulum/config based on the user input from the GUI. Contains settings for transport, frequency, spreading factor, coding rate, bandwidth, and transmit power.</text:p>
      <text:p text:style-name="P3">Installation</text:p>
      <text:p text:style-name="P4">Installation Commands: Runs pip commands to install Reticulum and NomadNet. Outputs the installation logs to output.txt and displays them in descriptionText.</text:p>
      <text:p text:style-name="P3"><text:soft-page-break/>Error Handling</text:p>
      <text:p text:style-name="P4">Parse Fields (parse_fields): Parses and validates user input for frequency, spreading factor, coding rate, bandwidth, and transmit power. Displays error messages in descriptionText if the input format is incorrect.</text:p>
      <text:p text:style-name="P3">Additional Notes</text:p>
      <text:p text:style-name="P4">UI Interactivity: Uses Qt's signals and slots mechanism to connect UI elements to their respective functions.</text:p>
      <text:p text:style-name="P4">Data Persistence: Profiles are stored in profiles.txt and loaded into the application on startup.</text:p>
      <text:p text:style-name="P3">Future Improvements</text:p>
      <text:p text:style-name="P4">Error Checking: Enhance input validation to provide more detailed error messages and prevent invalid configurations.</text:p>
      <text:p text:style-name="P4">Profile Editing: Implement functionality to edit existing profiles.</text:p>
      <text:p text:style-name="P4">OS Portability: Create working configurations for non-linux operating systems, Windows and Mac, with different path settings.</text:p>
      <text:p text:style-name="P4">Desktop Shortcut: Create desktop shortcuts to make startup easier.</text:p>
      <text:p text:style-name="P5">Port Detection: The flash button detects what ports are in use. Currently the script only sets the interface in the configuration file to use dev/ttyACM0. Create a function that fills it with whatever port is in use, eg. dev/ttyUSB0.</text:p>
      <text:p text:style-name="P5">Other Interfaces: Currently, the script only builds an interface in the configuration file for Rnodes. If other types of nodes are going to be used, different interfaces need to be built <text:span text:style-name="T3">(Line 36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DejaVu Sans" svg:font-family="'DejaVu Sans'"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8-07T10:59:24.552748882</dc:date>
    <meta:editing-duration>PT8M52S</meta:editing-duration>
    <meta:editing-cycles>3</meta:editing-cycles>
    <meta:generator>LibreOffice/7.3.7.2$Linux_X86_64 LibreOffice_project/30$Build-2</meta:generator>
    <meta:document-statistic meta:table-count="0" meta:image-count="0" meta:object-count="0" meta:page-count="3" meta:paragraph-count="57" meta:word-count="568" meta:character-count="4169" meta:non-whitespace-character-count="3659"/>
  </office:meta>
</office:document-meta>
</file>